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mm" svg:height="4.74mm" svg:x="0mm" svg:y="9.0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.12mm" svg:height="11.94mm" svg:x="0mm" svg:y="11.1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3.83mm" svg:height="11.94mm" svg:x="0mm" svg:y="27.09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6.42mm" svg:height="11.94mm" svg:x="0mm" svg:y="43.56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01mm" svg:height="4.74mm" svg:x="0mm" svg:y="57.63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7.38mm" svg:height="8.59mm" svg:x="91.14mm" svg:y="13.27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.09mm" svg:height="8.67mm" svg:x="90.86mm" svg:y="23.63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4.82mm" svg:height="4.74mm" svg:x="90.86mm" svg:y="33.2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6.23mm" svg:height="5.08mm" svg:x="93.61mm" svg:y="41.96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6.1mm" svg:height="11.94mm" svg:x="0mm" svg:y="144.49m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88.32mm" svg:height="11.94mm" svg:x="0mm" svg:y="162.56m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79.58mm" svg:height="12.32mm" svg:x="0mm" svg:y="180.62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31.28mm" svg:height="11.94mm" svg:x="0mm" svg:y="212.23m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7.46mm" svg:height="11.94mm" svg:x="0mm" svg:y="230.29m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75.95mm" svg:height="12.48mm" svg:x="0mm" svg:y="243.84m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69.26mm" svg:height="12.48mm" svg:x="0mm" svg:y="261.9m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57.93mm" svg:height="12.48mm" svg:x="0mm" svg:y="316.09m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48.67mm" svg:height="16.07mm" svg:x="0mm" svg:y="424.46m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26.24mm" svg:height="11.94mm" svg:x="0mm" svg:y="460.58m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35.88mm" svg:height="11.94mm" svg:x="0mm" svg:y="478.64m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79.29mm" svg:height="11.94mm" svg:x="0mm" svg:y="496.71m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56.9mm" svg:height="5.08mm" svg:x="0mm" svg:y="514.77m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132.68mm" svg:height="10.99mm" svg:x="0mm" svg:y="523.8m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61.16mm" svg:height="10.45mm" svg:x="0mm" svg:y="541.86m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34.52mm" svg:height="10.11mm" svg:x="0mm" svg:y="559.92m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style-name="gr1" draw:text-style-name="P1" svg:width="35.82mm" svg:height="10.11mm" svg:x="0mm" svg:y="573.47m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6" draw:style-name="gr1" draw:text-style-name="P1" svg:width="42.38mm" svg:height="5.33mm" svg:x="0mm" svg:y="650.24m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7" draw:style-name="gr1" draw:text-style-name="P1" svg:width="176.19mm" svg:height="11.94mm" svg:x="0mm" svg:y="672.81m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8" draw:style-name="gr1" draw:text-style-name="P1" svg:width="65.13mm" svg:height="12.26mm" svg:x="0mm" svg:y="690.88m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9" draw:style-name="gr1" draw:text-style-name="P1" svg:width="45.78mm" svg:height="10.88mm" svg:x="0mm" svg:y="903.11m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a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 aleaotiria continua</text:p>
          </table:table-cell>
          <table:table-cell table:number-columns-repeated="3"/>
          <table:table-cell office:value-type="string" calcext:value-type="string">
            <text:p>Variable aleatoria discreta</text:p>
          </table:table-cell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Ejercicio 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x <text:s text:c="5"/>o &lt;= x &lt;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(x)</text:p>
          </table:table-cell>
          <table:table-cell office:value-type="string" calcext:value-type="string">
            <text:p>k-x 1&lt;=x&lt;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 en el rest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) calcula 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)f(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) E[X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)Me, 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) P[-3&lt;=x&lt;1,3]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sas que 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(x)&gt;=0 → k-x &gt;=0 si &lt;&lt;= x &lt;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&gt;=2</text:p>
          </table:table-cell>
          <table:table-cell table:number-columns-repeated="4"/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K=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 table:number-rows-repeated="17">
          <table:table-cell table:number-columns-repeated="5"/>
        </table:table-row>
        <table:table-row table:style-name="ro1">
          <table:table-cell/>
          <table:table-cell office:value-type="string" calcext:value-type="string">
            <text:p>0 si x&lt;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(x):</text:p>
          </table:table-cell>
          <table:table-cell office:value-type="string" calcext:value-type="string">
            <text:p>X^2/2 si 0&lt;=x&lt;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x^2/2 +2x-1 si &lt;=x&lt;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si x&gt;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)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d)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: F(Me) = 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Me^2/2+2me-1=1/2 -&gt; me=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: 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[-3&lt;=x&lt;1,3]=F(1,3)- F(-3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jercicio 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 variable aleatori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0 si x&lt;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(x)</text:p>
          </table:table-cell>
          <table:table-cell office:value-type="string" calcext:value-type="string">
            <text:p>(x-2)³ / 8 si 2&lt;x&lt;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x &gt;= 4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F(x)</text:p>
          </table:table-cell>
          <table:table-cell office:value-type="string" calcext:value-type="string">
            <text:p>3/8(x-2)² si 2&lt;x&lt;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 en el resto</text:p>
          </table:table-cell>
          <table:table-cell table:number-columns-repeated="3"/>
        </table:table-row>
        <table:table-row table:style-name="ro1" table:number-rows-repeated="29">
          <table:table-cell table:number-columns-repeated="5"/>
        </table:table-row>
        <table:table-row table:style-name="ro1">
          <table:table-cell office:value-type="string" calcext:value-type="string">
            <text:p>Mo=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jercicio 1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(x)</text:p>
          </table:table-cell>
          <table:table-cell office:value-type="string" calcext:value-type="string">
            <text:p>0 si x&lt;=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-e^x x&gt;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(x)</text:p>
          </table:table-cell>
          <table:table-cell office:value-type="string" calcext:value-type="string">
            <text:p>e^x si x&gt;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 en el rest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=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(Me)=0,5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n(0,5)=-Me → Me=0,6931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Variable aleatoria discret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nemos una moneda trucada P(cara)=0,75 p(cruz)=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zamos la moneda dos ve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: numero de car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,25 · 0,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75 · 0,25 · 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75 · 0,7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anzamos la moneda 3 ve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numero de car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,25 ³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25² 0,75 · 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25· 0,75²·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75³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zamos la moneda 4 ve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numero de car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,25⁴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25³ · 0,75 · 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25² · 0,75² 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25 · 0,75³ ·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75²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zamos la moneda n ve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n car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i </text:p>
          </table:table-cell>
          <table:table-cell office:value-type="string" calcext:value-type="string">
            <text:p>p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,25^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25^n-1 · 0,75 · 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,25^n-a · 0,75^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75^n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e hace un experimento en el que son posibles dos resultados: éxito y fraca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(exito)=p <text:s text:c="3"/>p(fracaso)=1-p=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 hace este experimento n vedes idependietemente y se cuenta el numero de exi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: numero de exito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p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^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^a1^{n-a} n sobre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^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2:39:58.6387992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2:40:03.331879289</meta:creation-date>
    <meta:editing-duration>PT9M43S</meta:editing-duration>
    <meta:editing-cycles>3</meta:editing-cycles>
    <meta:generator>LibreOffice/6.1.5.2$Linux_X86_64 LibreOffice_project/10$Build-2</meta:generator>
    <dc:date>2019-04-05T13:12:04.000624221</dc:date>
    <meta:document-statistic meta:table-count="1" meta:cell-count="114" meta:object-count="3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italic">inf</mi>
          </mrow>
          <mi mathvariant="italic">inf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n>1</mn>
      </mrow>
    </mrow>
    <annotation encoding="StarMath 5.0">int from -inf to inf f( x )dx=1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italic">inf</mi>
          </mrow>
          <mi mathvariant="italic">inf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over>
            <mo stretchy="false">∫</mo>
            <mrow>
              <mo stretchy="false">−</mo>
              <mi mathvariant="italic">inf</mi>
            </mrow>
            <mn>0</mn>
          </munderover>
          <mn>0</mn>
        </mrow>
      </mrow>
      <mrow>
        <mi mathvariant="italic">dx</mi>
        <mo stretchy="false">+</mo>
        <mrow>
          <munderover>
            <mo stretchy="false">∫</mo>
            <mn>0</mn>
            <mn>1</mn>
          </munderover>
          <mi>x</mi>
        </mrow>
      </mrow>
      <mrow>
        <mi mathvariant="italic">dx</mi>
        <mo stretchy="false">+</mo>
        <mrow>
          <munderover>
            <mo stretchy="false">∫</mo>
            <mn>1</mn>
            <mn>2</mn>
          </munderover>
          <mrow>
            <mo fence="true" stretchy="false">(</mo>
            <mrow>
              <mrow>
                <mi>k</mi>
                <mo stretchy="false">−</mo>
                <mi>x</mi>
              </mrow>
            </mrow>
            <mo fence="true" stretchy="false">)</mo>
          </mrow>
        </mrow>
      </mrow>
      <mrow>
        <mi mathvariant="italic">dx</mi>
        <mo stretchy="false">+</mo>
        <mrow>
          <munderover>
            <mo stretchy="false">∫</mo>
            <mn>2</mn>
            <mrow>
              <mo stretchy="false">−</mo>
              <mi mathvariant="italic">inf</mi>
            </mrow>
          </munderover>
          <mn>0</mn>
        </mrow>
      </mrow>
      <mi mathvariant="italic">dx</mi>
    </mrow>
    <annotation encoding="StarMath 5.0">int from -inf to inf f( x ) dx = int from -inf to 0 0 dx + int from 0 to 1 x dx + int from 1 to 2 ( k-x )dx + int from 2 to -inf 0 dx</annotation>
  </semantics>
</math>
</file>

<file path=Object 12/content.xml><?xml version="1.0" encoding="utf-8"?>
<math xmlns="http://www.w3.org/1998/Math/MathML" display="block">
  <semantics>
    <mrow>
      <mrow>
        <mrow>
          <msubsup>
            <mrow>
              <mo fence="true" stretchy="true">[</mo>
              <mrow>
                <mfrac>
                  <msup>
                    <mi>x</mi>
                    <mn>2</mn>
                  </msup>
                  <mn>2</mn>
                </mfrac>
              </mrow>
              <mo fence="true" stretchy="true">]</mo>
            </mrow>
            <mn>0</mn>
            <mn>1</mn>
          </msubsup>
          <mo stretchy="false">+</mo>
          <msubsup>
            <mrow>
              <mo fence="true" stretchy="true">[</mo>
              <mrow>
                <mrow>
                  <mi mathvariant="italic">kx</mi>
                  <mo stretchy="false">−</mo>
                  <mfrac>
                    <msup>
                      <mi>x</mi>
                      <mn>2</mn>
                    </msup>
                    <mn>2</mn>
                  </mfrac>
                </mrow>
              </mrow>
              <mo fence="true" stretchy="true">]</mo>
            </mrow>
            <mn>1</mn>
            <mn>2</mn>
          </msubsup>
        </mrow>
        <mo stretchy="false">=</mo>
        <mrow>
          <mfrac>
            <mn>1</mn>
            <mn>2</mn>
          </mfrac>
          <mo stretchy="false">+</mo>
          <mn>2</mn>
        </mrow>
      </mrow>
      <mrow>
        <mrow>
          <mi>k</mi>
          <mo stretchy="false">−</mo>
          <mfrac>
            <mn>4</mn>
            <mn>2</mn>
          </mfrac>
          <mo stretchy="false">−</mo>
          <mi>k</mi>
          <mo stretchy="false">+</mo>
          <mfrac>
            <mn>1</mn>
            <mn>2</mn>
          </mfrac>
        </mrow>
        <mo stretchy="false">=</mo>
        <mrow>
          <mi>k</mi>
          <mo stretchy="false">−</mo>
          <mn>1</mn>
        </mrow>
        <mo stretchy="false">=</mo>
        <mn>1</mn>
      </mrow>
    </mrow>
    <annotation encoding="StarMath 5.0"> left [ x^2 over 2 right ]  ^1 _0 +  left [ kx - x^2 over 2 right ]^2 _ 1 = 1 over 2 +  2k -4 over 2 -k +1 over 2 = k -1=1 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F( x )= int from -inf to x f( t )dt</annotation>
  </semantics>
</math>
</file>

<file path=Object 14/content.xml><?xml version="1.0" encoding="utf-8"?>
<math xmlns="http://www.w3.org/1998/Math/MathML" display="block">
  <semantics>
    <mrow>
      <mi mathvariant="italic">si</mi>
      <mrow>
        <mi>x</mi>
        <mo stretchy="false">&lt;</mo>
        <mn>0</mn>
      </mrow>
      <mspace width="4em"/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i>x</mi>
          </munderover>
          <mn>0</mn>
        </mrow>
      </mrow>
      <mrow>
        <mi mathvariant="italic">dt</mi>
        <mo stretchy="false">=</mo>
        <mn>0</mn>
      </mrow>
    </mrow>
    <annotation encoding="StarMath 5.0">si x&lt;0 ~~ F( x) = int from -inf to x 0 dt =0</annotation>
  </semantics>
</math>
</file>

<file path=Object 15/content.xml><?xml version="1.0" encoding="utf-8"?>
<math xmlns="http://www.w3.org/1998/Math/MathML" display="block">
  <semantics>
    <mrow>
      <mi mathvariant="italic">si</mi>
      <mrow>
        <mi>x</mi>
        <mo stretchy="false">≤</mo>
        <mi>x</mi>
        <mo stretchy="false">&lt;</mo>
        <mn>1</mn>
      </mrow>
      <mspace width="4em"/>
      <mi>F</mi>
      <mrow>
        <mo fence="true" stretchy="false">(</mo>
        <mrow>
          <mi>x</mi>
        </mrow>
        <mo fence="true" stretchy="false">)</mo>
      </mrow>
      <mrow>
        <munderover>
          <mo stretchy="false">∫</mo>
          <mrow>
            <mo stretchy="false">−</mo>
            <mi mathvariant="italic">inf</mi>
          </mrow>
          <mn>0</mn>
        </munderover>
        <mn>0</mn>
      </mrow>
      <mrow>
        <mi mathvariant="italic">dt</mi>
        <mo stretchy="false">+</mo>
        <mrow>
          <munderover>
            <mo stretchy="false">∫</mo>
            <mn>0</mn>
            <mi>x</mi>
          </munderover>
          <mi>t</mi>
        </mrow>
      </mrow>
      <mrow>
        <mi mathvariant="italic">dt</mi>
        <mo stretchy="false">=</mo>
        <msubsup>
          <mrow>
            <mo fence="true" stretchy="true">[</mo>
            <mrow>
              <mfrac>
                <msup>
                  <mi>t</mi>
                  <mn>2</mn>
                </msup>
                <mn>2</mn>
              </mfrac>
            </mrow>
            <mo fence="true" stretchy="true">]</mo>
          </mrow>
          <mn>0</mn>
          <mi>x</mi>
        </msubsup>
        <mo stretchy="false">=</mo>
        <mfrac>
          <msup>
            <mi>x</mi>
            <mn>2</mn>
          </msup>
          <mn>2</mn>
        </mfrac>
      </mrow>
    </mrow>
    <annotation encoding="StarMath 5.0">si x&lt;=x&lt;1 ~~ F( x ) int from -inf to 0 0 dt + int from 0 to x t dt = left [ t^2 over 2 right ] ^x _0 = x^2 over 2</annotation>
  </semantics>
</math>
</file>

<file path=Object 16/content.xml><?xml version="1.0" encoding="utf-8"?>
<math xmlns="http://www.w3.org/1998/Math/MathML" display="block">
  <semantics>
    <mrow>
      <mi mathvariant="italic">si</mi>
      <mrow>
        <mn>1</mn>
        <mo stretchy="false">≤</mo>
        <mi>x</mi>
        <mo stretchy="false">&lt;</mo>
        <mn>2</mn>
      </mrow>
      <mspace width="4em"/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n>0</mn>
          </munderover>
          <mn>0</mn>
        </mrow>
      </mrow>
      <mrow>
        <mi mathvariant="italic">dt</mi>
        <mo stretchy="false">+</mo>
        <mrow>
          <munderover>
            <mo stretchy="false">∫</mo>
            <mn>0</mn>
            <mn>1</mn>
          </munderover>
          <mi>t</mi>
        </mrow>
      </mrow>
      <mrow>
        <mi mathvariant="italic">dt</mi>
        <mo stretchy="false">+</mo>
        <mrow>
          <munderover>
            <mo stretchy="false">∫</mo>
            <mrow>
              <mo stretchy="false">−</mo>
              <mn>1</mn>
            </mrow>
            <mi>x</mi>
          </munderover>
          <mrow>
            <mo fence="true" stretchy="false">(</mo>
            <mrow>
              <mrow>
                <mn>2</mn>
                <mo stretchy="false">−</mo>
                <mi>t</mi>
              </mrow>
            </mrow>
            <mo fence="true" stretchy="false">)</mo>
          </mrow>
        </mrow>
      </mrow>
      <mrow>
        <mi mathvariant="italic">dt</mi>
        <mo stretchy="false">=</mo>
        <mrow>
          <msubsup>
            <mrow>
              <mo fence="true" stretchy="true">[</mo>
              <mrow>
                <mfrac>
                  <msup>
                    <mi>t</mi>
                    <mn>2</mn>
                  </msup>
                  <mn>2</mn>
                </mfrac>
              </mrow>
              <mo fence="true" stretchy="true">]</mo>
            </mrow>
            <mn>0</mn>
            <mn>1</mn>
          </msubsup>
          <mo stretchy="false">+</mo>
          <msubsup>
            <mrow>
              <mo fence="true" stretchy="true">[</mo>
              <mrow>
                <mrow>
                  <mn>2</mn>
                  <mrow>
                    <mi>t</mi>
                    <mo stretchy="false">−</mo>
                    <mfrac>
                      <msup>
                        <mi>t</mi>
                        <mn>2</mn>
                      </msup>
                      <mn>2</mn>
                    </mfrac>
                  </mrow>
                </mrow>
              </mrow>
              <mo fence="true" stretchy="true">]</mo>
            </mrow>
            <mn>2</mn>
            <mi>x</mi>
          </msubsup>
        </mrow>
        <mo stretchy="false">=</mo>
        <mrow>
          <mfrac>
            <mn>1</mn>
            <mn>2</mn>
          </mfrac>
          <mo stretchy="false">+</mo>
          <mn>2</mn>
        </mrow>
      </mrow>
      <mrow>
        <mrow>
          <mi>x</mi>
          <mo stretchy="false">−</mo>
          <mfrac>
            <msup>
              <mi>x</mi>
              <mn>2</mn>
            </msup>
            <mn>2</mn>
          </mfrac>
          <mo stretchy="false">−</mo>
          <mn>2</mn>
          <mo stretchy="false">+</mo>
          <mfrac>
            <mn>1</mn>
            <mn>2</mn>
          </mfrac>
        </mrow>
        <mo stretchy="false">=</mo>
        <mrow>
          <mfrac>
            <mrow>
              <mo stretchy="false">−</mo>
              <msup>
                <mi>x</mi>
                <mn>2</mn>
              </msup>
            </mrow>
            <mn>2</mn>
          </mfrac>
          <mo stretchy="false">+</mo>
          <mn>2</mn>
        </mrow>
      </mrow>
      <mrow>
        <mi>x</mi>
        <mo stretchy="false">−</mo>
        <mn>1</mn>
      </mrow>
    </mrow>
    <annotation encoding="StarMath 5.0">si 1&lt;=x&lt;2 ~~ F( x )= int from -inf to 0 0 dt + int from 0 to 1 t dt + int from -1 to x ( 2-t ) dt = left [ t^2 over 2 right ]^1 _0 +  left [ 2t - t^2 over 2 right ]^x _2 = 1 over 2+2x -x^2 over 2 -2 + 1 over 2 = - x^2 over 2 +2x-1</annotation>
  </semantics>
</math>
</file>

<file path=Object 17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i mathvariant="italic">inf</mi>
          </munderover>
          <mi>x</mi>
        </mrow>
      </mrow>
      <mi>f</mi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n>0</mn>
          <mo stretchy="false">+</mo>
          <mrow>
            <munderover>
              <mo stretchy="false">∫</mo>
              <mn>0</mn>
              <mn>1</mn>
            </munderover>
            <mi>x</mi>
          </mrow>
        </mrow>
      </mrow>
      <mi>·</mi>
      <mi>x</mi>
      <mrow>
        <mi mathvariant="italic">dx</mi>
        <mo stretchy="false">+</mo>
        <mrow>
          <munderover>
            <mo stretchy="false">∫</mo>
            <mn>1</mn>
            <mn>2</mn>
          </munderover>
          <mi>x</mi>
        </mrow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  <mrow>
        <mrow>
          <mi mathvariant="italic">dx</mi>
          <mo stretchy="false">+</mo>
          <mn>0</mn>
        </mrow>
        <mo stretchy="false">=</mo>
        <mrow>
          <msubsup>
            <mrow>
              <mo fence="true" stretchy="true">[</mo>
              <mrow>
                <mfrac>
                  <msup>
                    <mi>x</mi>
                    <mn>3</mn>
                  </msup>
                  <mn>3</mn>
                </mfrac>
              </mrow>
              <mo fence="true" stretchy="true">]</mo>
            </mrow>
            <mn>0</mn>
            <mn>1</mn>
          </msubsup>
          <mo stretchy="false">+</mo>
          <msubsup>
            <mrow>
              <mo fence="true" stretchy="true">[</mo>
              <mrow>
                <mrow>
                  <mfrac>
                    <mrow>
                      <mo stretchy="false">−</mo>
                      <msup>
                        <mi>x</mi>
                        <mn>3</mn>
                      </msup>
                    </mrow>
                    <mn>3</mn>
                  </mfrac>
                  <mo stretchy="false">+</mo>
                  <msup>
                    <mi>x</mi>
                    <mn>2</mn>
                  </msup>
                </mrow>
              </mrow>
              <mo fence="true" stretchy="true">]</mo>
            </mrow>
            <mn>1</mn>
            <mn>2</mn>
          </msubsup>
        </mrow>
        <mo stretchy="false">=</mo>
        <mrow>
          <mfrac>
            <mn>1</mn>
            <mn>3</mn>
          </mfrac>
          <mo stretchy="false">−</mo>
          <mfrac>
            <mn>8</mn>
            <mn>3</mn>
          </mfrac>
          <mo stretchy="false">+</mo>
          <mn>4</mn>
          <mo stretchy="false">+</mo>
          <mfrac>
            <mn>1</mn>
            <mn>3</mn>
          </mfrac>
          <mo stretchy="false">−</mo>
          <mn>1</mn>
        </mrow>
        <mo stretchy="false">=</mo>
        <mn>1</mn>
      </mrow>
    </mrow>
    <annotation encoding="StarMath 5.0">E[ x ] = int from -inf to inf x f( x ) dx = 0 + int from 0 to 1 x · x dx + int from 1 to 2 x( 2-x ) dx +0 = left [ x^3 over 3 right ] ^1 _0 + left [ -x^3 over 3 +x^2 right ] ^2 _1 = 1 over 3- 8 over 3 +4 +1 over 3 - 1 = 1</annotation>
  </semantics>
</math>
</file>

<file path=Object 18/content.xml><?xml version="1.0" encoding="utf-8"?>
<math xmlns="http://www.w3.org/1998/Math/MathML" display="block">
  <semantics>
    <mrow>
      <mrow>
        <mfrac>
          <mrow>
            <mi>σ</mi>
            <mfrac>
              <msup>
                <mrow>
                  <msup>
                    <mi>x</mi>
                    <mn>2</mn>
                  </msup>
                  <mo stretchy="false">−</mo>
                  <mn>2</mn>
                </mrow>
                <mn>3</mn>
              </msup>
              <mn>8</mn>
            </mfrac>
          </mrow>
          <mrow>
            <mi>σ</mi>
            <mi>x</mi>
          </mrow>
        </mfrac>
        <mo stretchy="false">=</mo>
        <mfrac>
          <mn>3</mn>
          <mn>8</mn>
        </mfrac>
      </mrow>
      <msup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  <mn>2</mn>
      </msup>
      <mo stretchy="false">→</mo>
      <mi>f</mi>
      <mrow>
        <mo fence="true" stretchy="false">(</mo>
        <mrow>
          <mi>x</mi>
        </mrow>
        <mo fence="true" stretchy="false">)</mo>
      </mrow>
    </mrow>
    <annotation encoding="StarMath 5.0">{ %sigma {x^2-2}^3 over 8  }over { %sigma x }= 3 over 8 ( x-2 )^2 -&gt; f(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[</mo>
          <mrow>
            <mrow>
              <mn>3</mn>
              <mo stretchy="false">≤</mo>
              <mi>x</mi>
            </mrow>
          </mrow>
          <mo fence="true" stretchy="false">]</mo>
        </mrow>
        <mo stretchy="false">=</mo>
        <mi>P</mi>
      </mrow>
      <mrow>
        <mrow>
          <mo fence="true" stretchy="false">[</mo>
          <mrow>
            <mrow>
              <mi>X</mi>
              <mo stretchy="false">≥</mo>
              <mn>3</mn>
            </mrow>
          </mrow>
          <mo fence="true" stretchy="false">]</mo>
        </mrow>
        <mo stretchy="false">=</mo>
        <mrow>
          <munderover>
            <mo stretchy="false">∫</mo>
            <mn>3</mn>
            <mi mathvariant="italic">inf</mi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n>1</mn>
          <mo stretchy="false">−</mo>
          <mi>P</mi>
        </mrow>
      </mrow>
      <mrow>
        <mrow>
          <mo fence="true" stretchy="false">[</mo>
          <mrow>
            <mrow>
              <mi>X</mi>
              <mo stretchy="false">≤</mo>
              <mn>3</mn>
            </mrow>
          </mrow>
          <mo fence="true" stretchy="false">]</mo>
        </mrow>
        <mo stretchy="false">=</mo>
        <mrow>
          <mn>1</mn>
          <mo stretchy="false">−</mo>
          <mi>F</mi>
        </mrow>
      </mrow>
      <mrow>
        <mrow>
          <mo fence="true" stretchy="false">(</mo>
          <mrow>
            <mn>3</mn>
          </mrow>
          <mo fence="true" stretchy="false">)</mo>
        </mrow>
        <mo stretchy="false">=</mo>
        <mrow>
          <mn>1</mn>
          <mo stretchy="false">−</mo>
          <mfrac>
            <msup>
              <mrow>
                <mo fence="true" stretchy="false">(</mo>
                <mrow>
                  <mrow>
                    <mn>3</mn>
                    <mo stretchy="false">−</mo>
                    <mn>2</mn>
                  </mrow>
                </mrow>
                <mo fence="true" stretchy="false">)</mo>
              </mrow>
              <mn>3</mn>
            </msup>
            <mn>8</mn>
          </mfrac>
        </mrow>
        <mo stretchy="false">=</mo>
        <mfrac>
          <mn>7</mn>
          <mn>8</mn>
        </mfrac>
      </mrow>
    </mrow>
    <annotation encoding="StarMath 5.0">P[3&lt;=x]=P[X&gt;=3] = int from 3 to inf f( x )dx = 1 -P[ X&lt;=3 ]=1 -F( 3 )=1- { (3-2)^3 }over 8 = 7 over 8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i mathvariant="italic">inf</mi>
          </munderover>
          <mi>x</mi>
        </mrow>
      </mrow>
      <mi>f</mi>
      <mrow>
        <mo fence="true" stretchy="false">(</mo>
        <mrow>
          <mi>x</mi>
        </mrow>
        <mo fence="true" stretchy="false">)</mo>
      </mrow>
      <mi mathvariant="italic">dx</mi>
    </mrow>
    <annotation encoding="StarMath 5.0">E[ X ] = int from{-inf} to{inf} x f( x )dx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[</mo>
          <mrow>
            <mrow>
              <mn>1</mn>
              <mo stretchy="false">&lt;</mo>
              <mi>X</mi>
              <mo stretchy="false">&lt;</mo>
              <mn>3</mn>
            </mrow>
          </mrow>
          <mo fence="true" stretchy="false">]</mo>
        </mrow>
        <mo stretchy="false">=</mo>
        <mrow>
          <munderover>
            <mo stretchy="false">∫</mo>
            <mn>1</mn>
            <mn>3</mn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over>
            <mo stretchy="false">∫</mo>
            <mn>1</mn>
            <mn>2</mn>
          </munderover>
          <mn>0</mn>
        </mrow>
      </mrow>
      <mrow>
        <mi mathvariant="italic">dx</mi>
        <mo stretchy="false">+</mo>
        <mrow>
          <munderover>
            <mo stretchy="false">∫</mo>
            <mn>2</mn>
            <mn>3</mn>
          </munderover>
          <mfrac>
            <mn>3</mn>
            <mn>8</mn>
          </mfrac>
        </mrow>
      </mrow>
      <msup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  <mn>3</mn>
      </msup>
      <mrow>
        <mi mathvariant="italic">dx</mi>
        <mo stretchy="false">=</mo>
        <mi>F</mi>
      </mrow>
      <mrow>
        <mrow>
          <mo fence="true" stretchy="false">(</mo>
          <mrow>
            <mn>3</mn>
          </mrow>
          <mo fence="true" stretchy="false">)</mo>
        </mrow>
        <mo stretchy="false">−</mo>
        <mi>F</mi>
      </mrow>
      <mrow>
        <mrow>
          <mo fence="true" stretchy="false">(</mo>
          <mrow>
            <mn>1</mn>
          </mrow>
          <mo fence="true" stretchy="false">)</mo>
        </mrow>
        <mo stretchy="false">=</mo>
        <mrow>
          <mfrac>
            <msup>
              <mrow>
                <mo fence="true" stretchy="false">(</mo>
                <mrow>
                  <mrow>
                    <mn>3</mn>
                    <mo stretchy="false">−</mo>
                    <mn>2</mn>
                  </mrow>
                </mrow>
                <mo fence="true" stretchy="false">)</mo>
              </mrow>
              <mn>3</mn>
            </msup>
            <mn>8</mn>
          </mfrac>
          <mo stretchy="false">−</mo>
          <mn>0</mn>
        </mrow>
        <mo stretchy="false">=</mo>
        <mfrac>
          <mn>1</mn>
          <mn>8</mn>
        </mfrac>
      </mrow>
    </mrow>
    <annotation encoding="StarMath 5.0">P[ 1&lt;X&lt;3 ]= int from 1 to 3 f( x )dx = int from 1 to 2 0 dx + int from 2 to 3 {3 over 8} ( x-2 )^3 dx = F( 3 )-F( 1 )=( 3-2 )^3 over 8 -0 = 1 over 8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[</mo>
          <mrow>
            <mrow>
              <mi>x</mi>
              <mo stretchy="false">&lt;</mo>
              <mn>3</mn>
            </mrow>
          </mrow>
          <mo fence="true" stretchy="false">]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n>3</mn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over>
            <mo stretchy="false">∫</mo>
            <mrow>
              <mo stretchy="false">−</mo>
              <mi mathvariant="italic">inf</mi>
            </mrow>
            <mn>2</mn>
          </munderover>
          <mn>0</mn>
        </mrow>
      </mrow>
      <mrow>
        <mi mathvariant="italic">dx</mi>
        <mo stretchy="false">+</mo>
        <mrow>
          <munderover>
            <mo stretchy="false">∫</mo>
            <mn>2</mn>
            <mn>3</mn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frac>
          <mn>1</mn>
          <mn>8</mn>
        </mfrac>
      </mrow>
    </mrow>
    <annotation encoding="StarMath 5.0">P[ x&lt;3 ]= int from -inf to 3 f( x) dx = int from -inf to 2 0 dx + int from 2 to 3 f( x) dx = 1 over 8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[</mo>
          <mrow>
            <mrow>
              <mi>x</mi>
              <mo stretchy="false">&gt;</mo>
              <mn>4</mn>
            </mrow>
          </mrow>
          <mo fence="true" stretchy="false">]</mo>
        </mrow>
        <mo stretchy="false">=</mo>
        <mn>0</mn>
        <mo stretchy="false">=</mo>
        <mrow>
          <mn>1</mn>
          <mo stretchy="false">−</mo>
          <mi>F</mi>
        </mrow>
      </mrow>
      <mrow>
        <mrow>
          <mo fence="true" stretchy="false">(</mo>
          <mrow>
            <mn>4</mn>
          </mrow>
          <mo fence="true" stretchy="false">)</mo>
        </mrow>
        <mo stretchy="false">=</mo>
        <mrow>
          <mn>1</mn>
          <mo stretchy="false">−</mo>
          <mn>1</mn>
        </mrow>
        <mo stretchy="false">=</mo>
        <mn>0</mn>
      </mrow>
    </mrow>
    <annotation encoding="StarMath 5.0">P[ x&gt;4 ]=0 = 1 -F( 4 )=1-1=0</annotation>
  </semantics>
</math>
</file>

<file path=Object 23/content.xml><?xml version="1.0" encoding="utf-8"?>
<math xmlns="http://www.w3.org/1998/Math/MathML" display="block">
  <semantics>
    <mrow>
      <mi mathvariant="italic">Me</mi>
      <mo stretchy="false">→</mo>
      <mi>F</mi>
      <mrow>
        <mrow>
          <mo fence="true" stretchy="false">(</mo>
          <mrow>
            <mi mathvariant="italic">Me</mi>
          </mrow>
          <mo fence="true" stretchy="false">)</mo>
        </mrow>
        <mo stretchy="false">=</mo>
        <mn>0,5</mn>
      </mrow>
      <mo stretchy="false">→</mo>
      <mrow>
        <mfrac>
          <msup>
            <mrow>
              <mo fence="true" stretchy="false">(</mo>
              <mrow>
                <mrow>
                  <mi mathvariant="italic">me</mi>
                  <mo stretchy="false">−</mo>
                  <mn>2</mn>
                </mrow>
              </mrow>
              <mo fence="true" stretchy="false">)</mo>
            </mrow>
            <mn>3</mn>
          </msup>
          <mn>8</mn>
        </mfrac>
        <mo stretchy="false">=</mo>
        <mn>0,5</mn>
      </mrow>
      <mo stretchy="false">→</mo>
      <mrow>
        <msup>
          <mrow>
            <mo fence="true" stretchy="false">(</mo>
            <mrow>
              <mrow>
                <mi mathvariant="italic">me</mi>
                <mo stretchy="false">−</mo>
                <mn>2</mn>
              </mrow>
            </mrow>
            <mo fence="true" stretchy="false">)</mo>
          </mrow>
          <mn>3</mn>
        </msup>
        <mo stretchy="false">=</mo>
        <mn>4</mn>
      </mrow>
      <mo stretchy="false">→</mo>
      <mrow>
        <mrow>
          <mi mathvariant="italic">me</mi>
          <mo stretchy="false">−</mo>
          <mn>2</mn>
        </mrow>
        <mo stretchy="false">=</mo>
        <mroot>
          <mn>4</mn>
          <mn>3</mn>
        </mroot>
      </mrow>
      <mo stretchy="false">→</mo>
      <mrow>
        <mi mathvariant="italic">me</mi>
        <mo stretchy="false">=</mo>
        <mrow>
          <mroot>
            <mn>4</mn>
            <mn>3</mn>
          </mroot>
          <mo stretchy="false">+</mo>
          <mn>2</mn>
        </mrow>
      </mrow>
    </mrow>
    <annotation encoding="StarMath 5.0">Me -&gt; F( Me )=0,5 -&gt; ( me-2 )^3 over 8 =0,5 -&gt; ( me-2 )^3 = 4 -&gt; me -2 = nroot{3}{4} -&gt; me =nroot{3}{4} +2</annotation>
  </semantics>
</math>
</file>

<file path=Object 24/content.xml><?xml version="1.0" encoding="utf-8"?>
<math xmlns="http://www.w3.org/1998/Math/MathML" display="block">
  <semantics>
    <mrow>
      <mi mathvariant="italic">Mo</mi>
      <mi mathvariant="normal">:</mi>
      <mrow>
        <mfrac>
          <mrow>
            <mi>σ</mi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σ</mi>
            <mi>x</mi>
          </mrow>
        </mfrac>
        <mo stretchy="false">=</mo>
        <mfrac>
          <mn>6</mn>
          <mn>8</mn>
        </mfrac>
      </mrow>
      <mrow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  <mo stretchy="false">=</mo>
        <mn>0</mn>
      </mrow>
      <mo stretchy="false">←</mo>
      <mo stretchy="false">→</mo>
      <mrow>
        <mi>x</mi>
        <mo stretchy="false">=</mo>
        <mn>2</mn>
      </mrow>
    </mrow>
    <annotation encoding="StarMath 5.0">Mo:{ %sigma f( x )} over {%sigma x} = 6 over 8 ( x-2 )=0 &lt;--&gt; x=2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frac>
          <mn>3</mn>
          <mn>8</mn>
        </mfrac>
      </mrow>
      <mrow>
        <msup>
          <mrow>
            <mo fence="true" stretchy="false">(</mo>
            <mrow>
              <mrow>
                <mn>2</mn>
                <mo stretchy="false">−</mo>
                <mn>2</mn>
              </mrow>
            </mrow>
            <mo fence="true" stretchy="false">)</mo>
          </mrow>
          <mn>2</mn>
        </msup>
        <mo stretchy="false">=</mo>
        <mn>0</mn>
      </mrow>
    </mrow>
    <annotation encoding="StarMath 5.0">f( 2 )= 3 over 8 ( 2-2 )^2=0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n>4</mn>
          </mrow>
          <mo fence="true" stretchy="false">)</mo>
        </mrow>
        <mo stretchy="false">=</mo>
        <mfrac>
          <mn>3</mn>
          <mn>8</mn>
        </mfrac>
      </mrow>
      <mrow>
        <msup>
          <mrow>
            <mo fence="true" stretchy="false">(</mo>
            <mrow>
              <mrow>
                <mn>4</mn>
                <mo stretchy="false">−</mo>
                <mn>2</mn>
              </mrow>
            </mrow>
            <mo fence="true" stretchy="false">)</mo>
          </mrow>
          <mn>2</mn>
        </msup>
        <mo stretchy="false">=</mo>
        <mfrac>
          <mn>3</mn>
          <mn>2</mn>
        </mfrac>
      </mrow>
    </mrow>
    <annotation encoding="StarMath 5.0">f( 4 )= 3 over 8 ( 4-2 )^2 = 3 over 2</annotation>
  </semantics>
</math>
</file>

<file path=Object 27/content.xml><?xml version="1.0" encoding="utf-8"?>
<math xmlns="http://www.w3.org/1998/Math/MathML" display="block">
  <semantics>
    <mrow>
      <mrow>
        <mrow>
          <mn>1</mn>
          <mo stretchy="false">−</mo>
          <msup>
            <mi>e</mi>
            <mrow>
              <mo stretchy="false">−</mo>
              <mi mathvariant="italic">Me</mi>
            </mrow>
          </msup>
        </mrow>
        <mo stretchy="false">=</mo>
        <mn>,5</mn>
      </mrow>
      <mo stretchy="false">→</mo>
      <mrow>
        <mn>0,5</mn>
        <mo stretchy="false">=</mo>
        <msup>
          <mi>e</mi>
          <mrow>
            <mo stretchy="false">−</mo>
            <mi mathvariant="italic">Me</mi>
          </mrow>
        </msup>
      </mrow>
    </mrow>
    <annotation encoding="StarMath 5.0">1-e^{ -Me }=,5 -&gt; 0,5 = e^{ -Me }</annotation>
  </semantics>
</math>
</file>

<file path=Object 28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i mathvariant="italic">inf</mi>
          </munderover>
          <mi>x</mi>
        </mrow>
      </mrow>
      <mi>f</mi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over>
            <mo stretchy="false">∫</mo>
            <mrow>
              <mo stretchy="false">−</mo>
              <mi mathvariant="italic">inf</mi>
            </mrow>
            <mi>x</mi>
          </munderover>
          <mi>x</mi>
        </mrow>
      </mrow>
      <mn>0</mn>
      <mrow>
        <mi mathvariant="italic">dx</mi>
        <mo stretchy="false">+</mo>
        <mrow>
          <munderover>
            <mo stretchy="false">∫</mo>
            <mn>0</mn>
            <mi mathvariant="italic">inf</mi>
          </munderover>
          <mi>x</mi>
        </mrow>
      </mrow>
      <msup>
        <mi>e</mi>
        <mrow>
          <mo stretchy="false">−</mo>
          <mi>x</mi>
        </mrow>
      </msup>
      <mrow>
        <mi mathvariant="italic">dx</mi>
        <mo stretchy="false">=</mo>
        <mrow>
          <mo fence="true" stretchy="true">[</mo>
          <mrow>
            <mrow>
              <mrow>
                <mi>u</mi>
                <mo stretchy="false">=</mo>
                <mi>x</mi>
              </mrow>
              <mspace width="2em"/>
              <mrow>
                <mi mathvariant="italic">du</mi>
                <mo stretchy="false">=</mo>
                <mi mathvariant="italic">dx</mi>
              </mrow>
              <mspace width="2em"/>
              <mrow>
                <mi mathvariant="italic">dv</mi>
                <mo stretchy="false">=</mo>
                <msup>
                  <mi>e</mi>
                  <mrow>
                    <mo stretchy="false">−</mo>
                    <mi>x</mi>
                  </mrow>
                </msup>
              </mrow>
              <mi mathvariant="italic">dx</mi>
              <mrow>
                <mi>v</mi>
                <mo stretchy="false">=</mo>
                <mrow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</mrow>
          </mrow>
          <mo fence="true" stretchy="true">]</mo>
        </mrow>
      </mrow>
      <mo stretchy="false">→</mo>
      <mrow>
        <munderover>
          <mo stretchy="false">∫</mo>
          <mn>0</mn>
          <mi mathvariant="italic">inf</mi>
        </munderover>
        <mi>u</mi>
      </mrow>
      <mrow>
        <mi mathvariant="italic">dv</mi>
        <mo stretchy="false">=</mo>
        <mi>u</mi>
      </mrow>
      <mrow>
        <mi>v</mi>
        <mo stretchy="false">−</mo>
        <mrow>
          <munderover>
            <mo stretchy="false">∫</mo>
            <mn>0</mn>
            <mi mathvariant="italic">inf</mi>
          </munderover>
          <mi>v</mi>
        </mrow>
      </mrow>
      <mi mathvariant="italic">du</mi>
    </mrow>
    <annotation encoding="StarMath 5.0">E[ X ]= int from -inf to inf x f( x ) dx = int from -inf to x x 0 dx + int from 0 to inf x e^-x dx = left [ u=x ~ du=dx ~ dv=e^-x dx v=-e^-x right ] -&gt; int from 0 to inf u dv = u v - int from 0 to inf v du</annotation>
  </semantics>
</math>
</file>

<file path=Object 29/content.xml><?xml version="1.0" encoding="utf-8"?>
<math xmlns="http://www.w3.org/1998/Math/MathML" display="block">
  <semantics>
    <mrow>
      <mrow>
        <mtext>=</mtext>
        <mo stretchy="false">−</mo>
        <mi>x</mi>
      </mrow>
      <msup>
        <mi>e</mi>
        <mrow>
          <mo stretchy="false">−</mo>
          <mi>x</mi>
        </mrow>
      </msup>
      <mrow>
        <msubsup>
          <mtext>]</mtext>
          <mn>0</mn>
          <mi mathvariant="italic">inf</mi>
        </msubsup>
        <mo stretchy="false">−</mo>
        <mrow>
          <munderover>
            <mo stretchy="false">∫</mo>
            <mi>o</mi>
            <mrow>
              <mi mathvariant="italic">inf</mi>
              <mo stretchy="false">−</mo>
              <msup>
                <mi>e</mi>
                <mi>⁻</mi>
              </msup>
            </mrow>
          </munderover>
          <mi>x</mi>
        </mrow>
      </mrow>
      <mrow>
        <mi mathvariant="italic">dx</mi>
        <mo stretchy="false">=</mo>
        <mrow>
          <mn>0</mn>
          <mo stretchy="false">−</mo>
          <msup>
            <mi>e</mi>
            <mrow>
              <mo stretchy="false">−</mo>
              <mi>x</mi>
            </mrow>
          </msup>
        </mrow>
      </mrow>
      <mrow>
        <msubsup>
          <mtext>]</mtext>
          <mn>0</mn>
          <mi mathvariant="italic">inf</mi>
        </msubsup>
        <mo stretchy="false">=</mo>
        <mn>1</mn>
      </mrow>
    </mrow>
    <annotation encoding="StarMath 5.0">"=" -x e^-x "]"^inf _0 - int from o to inf -e^⁻x dx =  0-e^-x "]"^inf_0 = 1</annotation>
  </semantics>
</math>
</file>

<file path=Object 3/content.xml><?xml version="1.0" encoding="utf-8"?>
<math xmlns="http://www.w3.org/1998/Math/MathML" display="block">
  <semantics>
    <mrow>
      <mi mathvariant="italic">Var</mi>
      <mrow>
        <mrow>
          <mo fence="true" stretchy="false">[</mo>
          <mrow>
            <mi>X</mi>
          </mrow>
          <mo fence="true" stretchy="false">]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i mathvariant="italic">inf</mi>
          </munderover>
          <msup>
            <mi>x</mi>
            <mn>2</mn>
          </msup>
        </mrow>
      </mrow>
      <mi>f</mi>
      <mrow>
        <mo fence="true" stretchy="false">(</mo>
        <mrow>
          <mi>x</mi>
        </mrow>
        <mo fence="true" stretchy="false">)</mo>
      </mrow>
      <mrow>
        <mi mathvariant="italic">dx</mi>
        <mo stretchy="false">−</mo>
        <mi>E</mi>
      </mrow>
      <msup>
        <mrow>
          <mo fence="true" stretchy="false">[</mo>
          <mrow>
            <mi>x</mi>
          </mrow>
          <mo fence="true" stretchy="false">]</mo>
        </mrow>
        <mn>2</mn>
      </msup>
    </mrow>
    <annotation encoding="StarMath 5.0">Var[ X ]= int from{-inf} to inf x^2 f( x ) dx-E[ x ]^2</annotation>
  </semantics>
</math>
</file>

<file path=Object 30/content.xml><?xml version="1.0" encoding="utf-8"?>
<math xmlns="http://www.w3.org/1998/Math/MathML" display="block">
  <semantics>
    <mrow>
      <msubsup>
        <mi mathvariant="italic">PR</mi>
        <mi>n</mi>
        <mrow>
          <mi>a</mi>
          <mi>,</mi>
          <mrow>
            <mi>n</mi>
            <mo stretchy="false">−</mo>
            <mi>a</mi>
          </mrow>
        </mrow>
      </msubsup>
      <mo stretchy="false">=</mo>
      <mfrac>
        <mrow>
          <mi>n</mi>
          <mi>!</mi>
        </mrow>
        <mrow>
          <mi>a</mi>
          <mi>!</mi>
          <mrow>
            <mo fence="true" stretchy="false">(</mo>
            <mrow>
              <mrow>
                <mi>n</mi>
                <mo stretchy="false">−</mo>
                <mi>a</mi>
              </mrow>
            </mrow>
            <mo fence="true" stretchy="false">)</mo>
          </mrow>
          <mi>!</mi>
        </mrow>
      </mfrac>
      <mo stretchy="false">=</mo>
      <mrow>
        <mo fence="true" stretchy="true">(</mo>
        <mrow>
          <mtable>
            <mtr>
              <mtd>
                <mi>n</mi>
              </mtd>
            </mtr>
            <mtr>
              <mtd>
                <mi>b</mi>
              </mtd>
            </mtr>
          </mtable>
        </mrow>
        <mo fence="true" stretchy="true">)</mo>
      </mrow>
    </mrow>
    <annotation encoding="StarMath 5.0">PR^{ a,n-a }_n = { n! }over { a!(n-a)! }= left ( matrix{n##b} right ) </annotation>
  </semantics>
</math>
</file>

<file path=Object 4/content.xml><?xml version="1.0" encoding="utf-8"?>
<math xmlns="http://www.w3.org/1998/Math/MathML" display="block">
  <semantics>
    <mrow>
      <mi mathvariant="italic">Me</mi>
      <mo stretchy="false">→</mo>
      <mrow>
        <munderover>
          <mo stretchy="false">∫</mo>
          <mrow>
            <mo stretchy="false">−</mo>
            <mi mathvariant="italic">inf</mi>
          </mrow>
          <mi mathvariant="italic">ime</mi>
        </munderover>
        <mi>f</mi>
      </mrow>
      <mrow>
        <mo fence="true" stretchy="false">(</mo>
        <mrow>
          <mi>x</mi>
        </mrow>
        <mo fence="true" stretchy="false">)</mo>
      </mrow>
      <mi>d</mi>
      <mrow>
        <mrow>
          <mo fence="true" stretchy="false">(</mo>
          <mrow>
            <mi>x</mi>
          </mrow>
          <mo fence="true" stretchy="false">)</mo>
        </mrow>
        <mo stretchy="false">=</mo>
        <mn>0,5</mn>
      </mrow>
      <mi>;</mi>
      <mi>F</mi>
      <mrow>
        <mrow>
          <mo fence="true" stretchy="false">(</mo>
          <mrow>
            <mi mathvariant="italic">Me</mi>
          </mrow>
          <mo fence="true" stretchy="false">)</mo>
        </mrow>
        <mo stretchy="false">=</mo>
        <mn>0,5</mn>
      </mrow>
    </mrow>
    <annotation encoding="StarMath 5.0">Me -&gt; int from -inf to ime f( x) d(x)=0,5; F(Me)=0,5 </annotation>
  </semantics>
</math>
</file>

<file path=Object 5/content.xml><?xml version="1.0" encoding="utf-8"?>
<math xmlns="http://www.w3.org/1998/Math/MathML" display="block">
  <semantics>
    <mi mathvariant="italic">Mo</mi>
    <annotation encoding="StarMath 5.0">Mo</annotation>
  </semantics>
</math>
</file>

<file path=Object 6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under>
            <mo stretchy="false">∑</mo>
            <mi>i</mi>
          </munder>
          <mi mathvariant="italic">xi</mi>
        </mrow>
      </mrow>
      <mi mathvariant="italic">pi</mi>
    </mrow>
    <annotation encoding="StarMath 5.0">E[ x ]= sum from i xi pi</annotation>
  </semantics>
</math>
</file>

<file path=Object 7/content.xml><?xml version="1.0" encoding="utf-8"?>
<math xmlns="http://www.w3.org/1998/Math/MathML" display="block">
  <semantics>
    <mrow>
      <mi mathvariant="italic">Var</mi>
      <mrow>
        <mrow>
          <mo fence="true" stretchy="false">[</mo>
          <mrow>
            <mi>x</mi>
          </mrow>
          <mo fence="true" stretchy="false">]</mo>
        </mrow>
        <mo stretchy="false">=</mo>
        <mrow>
          <munder>
            <mo stretchy="false">∑</mo>
            <mi>i</mi>
          </munder>
          <msup>
            <mi mathvariant="italic">xi</mi>
            <mn>2</mn>
          </msup>
        </mrow>
      </mrow>
      <mrow>
        <mi mathvariant="italic">pi</mi>
        <mo stretchy="false">−</mo>
        <mi>E</mi>
      </mrow>
      <msup>
        <mrow>
          <mo fence="true" stretchy="false">[</mo>
          <mrow>
            <mi>x</mi>
          </mrow>
          <mo fence="true" stretchy="false">]</mo>
        </mrow>
        <mn>2</mn>
      </msup>
    </mrow>
    <annotation encoding="StarMath 5.0">Var[ x ]= sum from i xi^2 pi -E[ x ]^2</annotation>
  </semantics>
</math>
</file>

<file path=Object 8/content.xml><?xml version="1.0" encoding="utf-8"?>
<math xmlns="http://www.w3.org/1998/Math/MathML" display="block">
  <semantics>
    <mrow>
      <mi mathvariant="italic">Me</mi>
      <mo stretchy="false">→</mo>
      <mrow>
        <mi mathvariant="italic">Fi</mi>
        <mo stretchy="false">=</mo>
        <mn>0,5</mn>
      </mrow>
    </mrow>
    <annotation encoding="StarMath 5.0">Me -&gt; Fi=0,5</annotation>
  </semantics>
</math>
</file>

<file path=Object 9/content.xml><?xml version="1.0" encoding="utf-8"?>
<math xmlns="http://www.w3.org/1998/Math/MathML" display="block">
  <semantics>
    <mrow>
      <mrow>
        <mi mathvariant="italic">Mo</mi>
        <mo stretchy="false">=</mo>
        <mi mathvariant="italic">max</mi>
      </mrow>
      <mrow>
        <mo fence="true" stretchy="false">(</mo>
        <mrow>
          <mi mathvariant="italic">pi</mi>
        </mrow>
        <mo fence="true" stretchy="false">)</mo>
      </mrow>
    </mrow>
    <annotation encoding="StarMath 5.0">Mo = max( pi )</annotation>
  </semantics>
</math>
</file>